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Times New Roman" svg:font-family="'Times New Roman'" style:font-family-generic="roman" style:font-pitch="variable"/>
  </office:font-face-decls>
  <office:automatic-styles>
    <style:style style:name="P1" style:family="paragraph" style:parent-style-name="Заголовок_20_1" style:master-page-name="MP0">
      <style:paragraph-properties style:page-number="auto" fo:break-before="page"/>
    </style:style>
    <style:style style:name="P2" style:family="paragraph" style:parent-style-name="Обычный">
      <loext:graphic-properties draw:fill="solid" draw:fill-color="#ffff00" draw:opacity="100%"/>
      <style:paragraph-properties fo:background-color="#ffff00"/>
      <style:text-properties officeooo:rsid="001a3fee" officeooo:paragraph-rsid="001a3fee"/>
    </style:style>
    <style:style style:name="P3" style:family="paragraph" style:parent-style-name="Обычный">
      <style:paragraph-properties fo:text-align="start" style:justify-single-word="false"/>
    </style:style>
    <style:style style:name="P4" style:family="paragraph" style:parent-style-name="FootNote">
      <style:text-properties style:text-position="30% 100%"/>
    </style:style>
    <style:style style:name="T1"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p text:style-name="P2">47 — 12 = 35</text:p>
      <text:h text:style-name="Заголовок_20_2" text:outline-level="2">X</text:h>
      <text:p text:style-name="P3"/>
      <text:p text:style-name="Обычный">Волынцев встал часу в десятом и, узнав, что Лежнев сидит у него на балконе, очень удивился и велел его попросить к себе.</text:p>
      <text:p text:style-name="Обычный">– Что случилось? – спросил он его. – Ведь ты хотел к себе поехать.</text:p>
      <text:p text:style-name="Обычный">– Да, хотел, да встретил Рудина… Один шагает по полю, и лицо такое расстроенное. Я взял да и вернулся.</text:p>
      <text:p text:style-name="Обычный">– Ты вернулся оттого, что встретил Рудина?</text:p>
      <text:p text:style-name="Обычный">– То есть, правду сказать, я сам не знаю, почему я вернулся; вероятно, потому, что о тебе вспомнил: хотелось с тобой посидеть, а к себе я еще успею.</text:p>
      <text:p text:style-name="Обычный">Волынцев горько усмехнулся.</text:p>
      <text:p text:style-name="Обычный">– Да, о Рудине нельзя теперь подумать, не подумав также и обо мне… Человек! – крикнул он громко, – дай нам чаю.</text:p>
      <text:p text:style-name="Обычный">Приятели начали пить чай. Лежнев заговорил было о хозяйстве, о новом способе крыть амбары бумагой…</text:p>
      <text:p text:style-name="Обычный">Вдруг Волынцев вскочил с кресел и с такой силой ударил по столу, что чашки и блюдечки зазвенели.</text:p>
      <text:p text:style-name="Обычный">– Нет! – воскликнул он, – я этого дольше выносить не в силах! Я вызову этого умника, и пусть он меня застрелит, либо уж я постараюсь влепить пулю в его ученый лоб.</text:p>
      <text:p text:style-name="Обычный">– Что ты, что ты, помилуй! – пробормотал Лежнев, – как можно так кричать! я чубук уронил… Что с тобой?</text:p>
      <text:p text:style-name="Обычный">– А то, что я слышать равнодушно имени его не могу: вся кровь у меня так и заходит.</text:p>
      <text:p text:style-name="Обычный">– Полно, брат, полно! как тебе не стыдно! – возразил Лежнев, поднимая с полу трубку. – Брось! – Ну его!..</text:p>
      <text:p text:style-name="Обычный">– Он меня оскорбил, – продолжал Волынцев, расхаживая по комнате… – да! он оскорбил меня. Ты сам должен с этим согласиться. На первых порах я не нашелся: он озадачил меня; да и кто мог ожидать этого? Но я ему докажу, что шутить со мной нельзя… Я его, проклятого философа, как куропатку застрелю.</text:p>
      <text:p text:style-name="Обычный">– Много ты этим выиграешь, как же! Я уж о сестре твоей не говорю. Известно, ты обуреваем страстью… где тебе о сестре думать! Да в отношении к другой особе, – что ты думаешь, убивши философа, ты дела свои поправишь?</text:p>
      <text:p text:style-name="Обычный">Волынцев бросился в кресла.</text:p>
      <text:p text:style-name="Обычный">– Так уеду я куда-нибудь! А то здесь тоска мне просто сердце отдавила; просто места нигде найти не могу.</text:p>
      <text:p text:style-name="Обычный">– Уедешь… вот это другое дело! Вот с этим я согласен. И знаешь ли, что я тебе предлагаю? Поедем-ка вместе – на Кавказ или так просто в Малороссию, галушки есть. Славное, брат, дело!</text:p>
      <text:p text:style-name="Обычный">– Да; а сестру-то с кем оставим?</text:p>
      <text:p text:style-name="Обычный">– А почему же Александре Павловне не поехать с нами? Ей-богу, отлично выйдет. Ухаживать за ней, уж за это я берусь! Ни в чем недостатка иметь не будет; коли захочет, каждый вечер серенаду под окном устрою; ямщиков одеколоном надушу, цветы по дорогам натыкаю. А уж мы, брат, с тобой просто переродимся; так наслаждаться будем, брюханами такими назад приедем, что никакая любовь нас уже не проймет!</text:p>
      <text:p text:style-name="Обычный">– Ты все шутишь, Миша!</text:p>
      <text:p text:style-name="Обычный">– Вовсе не шучу. Это тебе блестящая мысль в голову пришла.</text:p>
      <text:p text:style-name="Обычный">– Нет! вздор! – вскрикнул опять Волынцев, – я драться, драться с ним хочу!..</text:p>
      <text:p text:style-name="Обычный">– Опять! Экой ты, брат, сегодня с колером!..</text:p>
      <text:p text:style-name="Обычный">Человек вошел с письмом в руке.</text:p>
      <text:p text:style-name="Обычный">– От кого? – спросил Лежнев.</text:p>
      <text:p text:style-name="Обычный">– От Рудина, Дмитрия Николаевича. Ласунских человек привез.</text:p>
      <text:p text:style-name="Обычный"><text:soft-page-break/>– От Рудина? – повторил Волынцев. – К кому?</text:p>
      <text:p text:style-name="Обычный">– К вам-с.</text:p>
      <text:p text:style-name="Обычный">– Ко мне… подай.</text:p>
      <text:p text:style-name="Обычный">Волынцев схватил письмо, быстро распечатал его, стал читать. Лежнев внимательно глядел на него: странное, почти радостное изумление изображалось на лице Волынцева; он опустил руки.</text:p>
      <text:p text:style-name="Обычный">– Что такое? – спросил Лежнев.</text:p>
      <text:p text:style-name="Обычный">– Прочти, – проговорил Волынцев вполголоса и протянул ему письмо.</text:p>
      <text:p text:style-name="Обычный">Лежнев начал читать. Вот что писал Рудин:</text:p>
      <text:p text:style-name="Обычный">«Милостивый государь, Сергей Павлович!</text:p>
      <text:p text:style-name="Обычный">Я сегодня уезжаю из дома Дарьи Михайловны, и уезжаю навсегда. Это вас, вероятно, удивит, особенно после того, что произошло вчера. Я не могу объяснить вам, что именно заставляет меня поступить так; но мне почему-то кажется, что я должен известить вас о моем отъезде. Вы меня не любите и даже считаете меня за дурного человека. Я не намерен оправдываться: меня оправдает время. По-моему, и недостойно мужчины, и бесполезно доказывать предубежденному человеку несправедливость его предубеждений. Кто захочет меня понять, тот извинит меня, а кто понять не хочет или не может – обвинения того меня не трогают. Я ошибся в вас. В глазах моих вы по-прежнему остаетесь благородным и честным человеком; но я полагал, вы сумеете стать выше той среды, в которой развились… Я ошибся. Что делать?! Не в первый и не в последний раз. Повторяю вам: я уезжаю. Желаю вам счастия. Согласитесь, что это желание совершенно бескорыстно, и надеюсь, что вы теперь будете счастливы. Может быть, вы со временем измените свое мнение обо мне. Увидимся ли мы когда-нибудь, не знаю, но во всяком случае остаюсь искренно вас уважающий Д. Р.».</text:p>
      <text:p text:style-name="Обычный">«Р. S. Должные мною вам двести рублей я вышлю, как только приеду к себе в деревню, в Т…ую губернию. Также прошу вас не говорить при Дарье Михайловне об этом письме».</text:p>
      <text:p text:style-name="Обычный">«Р. Р.S. Еще одна последняя, но важная просьба: так как я теперь уезжаю, то, я надеюсь, вы не будете упоминать перед Натальей Алексеевной о моем посещении у вас…»</text:p>
      <text:p text:style-name="Обычный">– Ну, что ты скажешь? – спросил Волынцев, как только Лежнев окончил письмо.</text:p>
      <text:p text:style-name="Обычный">– Что тут сказать! – возразил Лежнев, – воскликнуть по-восточному: «Аллах! Аллах!» – и положить в рот палец изумления – вот все, что можно сделать. Он уезжает… Ну! дорога скатертью. Но вот что любопытно: ведь и это письмо он почел за долг написать, и являлся он к тебе по чувству долга… У этих господ на каждом шагу долг, и все долг – да долги, – прибавил Лежнев, с усмешкой указывая на post-scriptum.</text:p>
      <text:p text:style-name="Обычный">– А каковы он фразы отпускает! – воскликнул Волынцев. – Он ошибся во мне: он ожидал, что я стану выше какой-то среды… Что за ахинея, господи! хуже стихов!</text:p>
      <text:p text:style-name="Обычный">Лежнев ничего не ответил; одни глаза его улыбнулись. Волынцев встал.</text:p>
      <text:p text:style-name="Обычный">– Я хочу съездить к Дарье Михайловне, – промолвил он, – я хочу узнать, что все это значит…</text:p>
      <text:p text:style-name="Обычный">– Погоди, брат: дай ему убраться. К чему тебе опять с ним сталкиваться? Ведь он исчезает – чего тебе еще? Лучше поди-ка ляг да усни; ведь ты, чай, всю ночь с боку на бок проворочался. А теперь дела твои поправляются…</text:p>
      <text:p text:style-name="Обычный">– Из чего ты это заключаешь?</text:p>
      <text:p text:style-name="Обычный">– Да так мне кажется. Право, усни, а я пойду к твоей сестре – посижу с ней.</text:p>
      <text:p text:style-name="Обычный">– Я вовсе спать не хочу. С какой стати мне спать!.. Я лучше поеду поля осмотрю, – сказал Волынцев, одергивая полы пальто.</text:p>
      <text:p text:style-name="Обычный">– И то добре. Поезжай, брат, поезжай, осмотри поля.</text:p>
      <text:p text:style-name="Обычный">И Лежнев отправился на половину Александры Павловны. Он застал ее в гостиной. Она ласково его приветствовала. Она всегда радовалась его приходу; но лицо ее осталось печально. Ее беспокоило вчерашнее посещение Рудина.</text:p>
      <text:p text:style-name="Обычный">– Вы от брата? – спросила она Лежнева, – каков он сегодня?</text:p>
      <text:p text:style-name="Обычный">– Ничего, поехал поля осматривать.</text:p>
      <text:p text:style-name="Обычный">Александра Павловна помолчала.</text:p>
      <text:p text:style-name="Обычный"><text:soft-page-break/>– Скажите, пожалуйста, – начала она, внимательно рассматривая кайму носового платка, – вы не знаете, зачем…</text:p>
      <text:p text:style-name="Обычный">– Приезжал Рудин? – подхватил Лежнев. – Знаю: он приезжал проститься.</text:p>
      <text:p text:style-name="Обычный">Александра Павловна подняла голову.</text:p>
      <text:p text:style-name="Обычный">– Как – проститься?</text:p>
      <text:p text:style-name="Обычный">– Да. Разве вы не слыхали? Он уезжает от Дарьи Михайловны.</text:p>
      <text:p text:style-name="Обычный">– Уезжает?</text:p>
      <text:p text:style-name="Обычный">– Навсегда; по крайней мере он так говорит.</text:p>
      <text:p text:style-name="Обычный">– Да помилуйте, как же это понять, после всего того…</text:p>
      <text:p text:style-name="Обычный">– А это другое дело! Понять этого нельзя, но оно так. Должно быть, что-нибудь там у них произошло. Струну слишком натянул – она и лопнула.</text:p>
      <text:p text:style-name="Обычный">– Михайло Михайлыч! – начала Александра Павловна, – я ничего не понимаю; вы, мне кажется, смеетесь надо мной…</text:p>
      <text:p text:style-name="Обычный">– Да ей-богу же нет… Говорят вам, он уезжает и даже письменно извещает об этом своих знакомых. Оно, если хотите, с некоторой точки зрения, недурно; но отъезд его помешал осуществиться одному удивительнейшему предприятию, о котором мы начали было толковать с вашим братом.</text:p>
      <text:p text:style-name="Обычный">– Что такое? какое предприятие?</text:p>
      <text:p text:style-name="Обычный">– А вот какое. Я предлагал вашему брату поехать для развлечения путешествовать и взять вас с собой. Ухаживать, собственно, за вами брался я…</text:p>
      <text:p text:style-name="Обычный">– Вот прекрасно! – воскликнула Александра Павловна, – воображаю себе, как бы вы за мною ухаживали. Да вы бы меня с голоду уморили.</text:p>
      <text:p text:style-name="Обычный">– Вы это потому так говорите, Александра Павловна, что не знаете меня. Вы думаете, что я чурбан, чурбан совершенный, деревяшка какая-то; а известно ли вам, что я способен таять, как сахар, дни простаивать на коленях?</text:p>
      <text:p text:style-name="Обычный">– Вот это бы я, признаюсь, посмотрела!</text:p>
      <text:p text:style-name="Обычный">Лежнев вдруг поднялся.</text:p>
      <text:p text:style-name="Обычный">– Да выдьте за меня замуж, Александра Павловна, вы все это и увидите.</text:p>
      <text:p text:style-name="Обычный">Александра Павловна покраснела до ушей.</text:p>
      <text:p text:style-name="Обычный">– Что вы это такое сказали, Михайло Михайлыч? – повторила она с смущением.</text:p>
      <text:p text:style-name="Обычный">– А то я сказал, – ответил Лежнев, – что уже давным-давно и тысячу раз у меня на языке было. Я проговорился, наконец, и вы можете поступить, как знаете. А чтобы не стеснять вас, я теперь выйду. Если вы хотите быть моей женою… Удаляюсь. Если вам не противно, вы только велите меня позвать: я уже пойму…</text:p>
      <text:p text:style-name="Обычный">Александра Павловна хотела было удержать Лежнева, но он проворно ушел, без шапки отправился в сад, оперся на калитку и начал глядеть куда-то.</text:p>
      <text:p text:style-name="Обычный">– Михайло Михайлыч! – раздался за ним голос горничной, – пожалуйте к барыне. Они вас велели позвать.</text:p>
      <text:p text:style-name="Обычный">Михайло Михайлыч обернулся, взял горничную, к великому ее изумлению, обеими руками за голову, поцеловал ее в лоб и пошел к Александре Павловне.</text:p>
      <text:p text:style-name="Обычный"/>
      <text:h text:style-name="Заголовок_20_2" text:outline-level="2">XI</text:h>
      <text:p text:style-name="P3"/>
      <text:p text:style-name="Обычный">Вернувшись домой, тотчас после встречи с Лежневым, Рудин заперся в своей комнате и написал два письма: одно – к Волынцеву (оно уже известно читателям) и другое – к Наталье. Он очень долго сидел над этим вторым письмом, многое в нем перемарывал и переделывал и, тщательно списав его на тонком листе почтовой бумаги, сложил его как можно мельче и положил в карман. С грустью на лице прошелся он несколько раз взад и вперед по комнате, сел на кресло перед окном, подперся рукою; слеза тихо выступила на его ресницы… Он встал, застегнулся на все пуговицы, позвал человека и велел спросить у Дарьи Михайловны, может ли он ее видеть.</text:p>
      <text:p text:style-name="Обычный">Человек скоро вернулся и доложил, что Дарья Михайловна приказала его просить. <text:soft-page-break/>Рудин пошел к ней.</text:p>
      <text:p text:style-name="Обычный">Она приняла его в кабинете, как в первый раз, два месяца тому назад. Но теперь она не была одна: у ней сидел Пандалевский, скромный, свежий, чистый и умиленный, как всегда.</text:p>
      <text:p text:style-name="Обычный">Дарья Михайловна любезно встретила Рудина, и Рудин любезно ей поклонился, но при первом взгляде на улыбавшиеся лица обоих всякий хотя несколько опытный человек понял бы, что между ними если и не высказалось, то произошло что-то неладное. Рудин знал, что Дарья Михайловна на него сердится. Дарья Михайловна подозревала, что ему уже все известно.</text:p>
      <text:p text:style-name="Обычный">Донесение Пандалевского очень ее расстроило. Светская спесь в ней зашевелилась. Рудин, бедный, нечиновный и пока неизвестный человек, дерзал назначить свидание ее дочери – дочери Дарьи Михайловны Ласунской!!</text:p>
      <text:p text:style-name="Обычный">– Положим, он умен, он гений! – говорила она, – да что же это доказывает? После этого всякий может надеяться быть моим зятем?</text:p>
      <text:p text:style-name="Обычный">– Я долго глазам своим не верил, – подхватил Пандалевский. – Как это не знать своего места, удивляюсь!</text:p>
      <text:p text:style-name="Обычный">Дарья Михайловна очень волновалась, и Наталье досталось от нее.</text:p>
      <text:p text:style-name="Обычный">Она попросила Рудина сесть. Он сел, но уже не как прежний Рудин, почти хозяин в доме, даже не как хороший знакомый, а как гость, и не как близкий гость. Все это сделалось в одно мгновение… Так вода внезапно превращается в твердый лед.</text:p>
      <text:p text:style-name="Обычный">– Я пришел к вам, Дарья Михайловна, – начал Рудин, – поблагодарить вас за ваше гостеприимство. Я получил сегодня известие из моей деревеньки и должен непременно сегодня же ехать туда.</text:p>
      <text:p text:style-name="Обычный">Дарья Михайловна пристально посмотрела на Рудина.</text:p>
      <text:p text:style-name="Обычный">«Он предупредил меня, должно быть догадывается, – подумала она. – Он избавляет меня от тягостного объяснения, тем лучше. Да здравствуют умные люди!»</text:p>
      <text:p text:style-name="Обычный">– Неужели? – промолвила она громко. – Ах, как это неприятно! Ну, что делать! Надеюсь увидеть вас нынешней зимой в Москве. Мы сами скоро отсюда едем.</text:p>
      <text:p text:style-name="Обычный">– Я не знаю, Дарья Михайловна, удастся ли мне быть в Москве; но если соберусь со средствами, за долг почту явиться к вам.</text:p>
      <text:p text:style-name="Обычный">«Ага, брат! – подумал в свою очередь Пандалевский, – давно ли ты здесь распоряжался барином, а теперь вот как пришлось выражаться!»</text:p>
      <text:p text:style-name="Обычный">– Вы, стало быть, неудовлетворительные известия из вашей деревни получили? – произнес он с обычной расстановкой.</text:p>
      <text:p text:style-name="Обычный">– Да, – сухо возразил Рудин.</text:p>
      <text:p text:style-name="Обычный">– Неурожай, может быть?</text:p>
      <text:p text:style-name="Обычный">– Нет… другое… Поверьте, Дарья Михайловна, – прибавил Рудин, – я никогда не забуду времени, проведенного мною в вашем доме.</text:p>
      <text:p text:style-name="Обычный">– И я, Дмитрий Николаич, всегда с удовольствием буду вспоминать наше знакомство с вами… Когда вы едете?</text:p>
      <text:p text:style-name="Обычный">– Сегодня, после обеда.</text:p>
      <text:p text:style-name="Обычный">– Так скоро!.. Ну, желаю вам счастливого пути. Впрочем, если ваши дела не задержат вас, может быть вы еще нас застанете здесь.</text:p>
      <text:p text:style-name="Обычный">– Я едва ли успею, – возразил Рудин и встал. – Извините меня, – прибавил он, – я не могу тотчас выплатить мой долг вам; но как только приеду в деревню…</text:p>
      <text:p text:style-name="Обычный">– Полноте, Дмитрий Николаич! – перебила его Дарья Михайловна, – как вам не стыдно!.. Но который-то час? – спросила она.</text:p>
      <text:p text:style-name="Обычный">Пандалевский достал из кармана жилета золотые часики с эмалью и посмотрел на них, осторожно налегая розовой щекой на твердый и белый воротничок.</text:p>
      <text:p text:style-name="Обычный">– Два часа и тридцать три минуты, – промолвил он.</text:p>
      <text:p text:style-name="Обычный">– Пора одеваться, – заметила Дарья Михайловна. – До свиданья, Дмитрий Николаич!</text:p>
      <text:p text:style-name="Обычный">Рудин встал. Весь разговор между ним и Дарьей Михайловной носил особый отпечаток. Актеры так репетируют свои роли, дипломаты так на конференциях меняются <text:soft-page-break/>заранее условленными фразами…</text:p>
      <text:p text:style-name="Обычный">Рудин вышел. Он теперь знал по опыту, как светские люди даже не бросают, а просто роняют человека, ставшего им ненужным: как перчатку после бала, как бумажку с конфетки, как невыигравший билет лотереи-томболы.</text:p>
      <text:p text:style-name="Обычный">Он наскоро уложился и с нетерпением начал ожидать мгновения отъезда. Все в доме очень удивились, узнав об его намерении; даже люди глядели на него с недоумением. Басистов не скрывал своей горести. Наталья явно избегала Рудина. Она старалась не встречаться с ним взорами; однако он успел всунуть ей в руку свое письмо. За обедом Дарья Михайловна еще раз повторила, что надеется увидеть его перед отъездом в Москву, но Рудин ничего не отвечал ей. Пандалевский чаще всех с ним заговаривал. Рудина не раз подмывало броситься на него и поколотить его цветущее и румяное лицо. M-lle Boncourt частенько посматривала на Рудина с лукавым и странным выражением в глазах: у старых, очень умных легавых собак можно иногда заметить такое выражение… «Эге! – казалось, говорила она про себя, – вот как тебя!»</text:p>
      <text:p text:style-name="Обычный">Наконец пробило шесть часов и подали тарантас Родина. Он стал торопливо прощаться со всеми. На душе у него было очень скверно. Не ожидал он, что так выедет из этого дома: его как будто выгоняли… «Как это все сделалось! и к чему было спешить? А впрочем, один конец», – вот что думал он, раскланиваясь на все стороны с принужденной улыбкой. В последний раз взглянул он на Наталью, и сердце его шевельнулось: глаза ее были устремлены на него с печальным, прощальным упреком.</text:p>
      <text:p text:style-name="Обычный">Он проворно сбежал с лестницы, вскочил в тарантас. Басистов вызвался проводить его до первой станции и сел вместе с ним.</text:p>
      <text:p text:style-name="Обычный">– Помните ли вы, – начал Рудин, как только тарантас выехал со двора на широкую дорогу, обсаженную елками, – помните вы, что говорит Дон-Кихот своему оруженосцу, когда выезжает из дворца герцогини? «Свобода, – говорит он, – друг мой Санчо, одно из самых драгоценных достояний человека, и счастлив тот, кому небо даровало кусок хлеба, кому не нужно быть за него обязанным другому!» Что Дон-Кихот чувствовал тогда, я чувствую теперь… Дай бог и вам, добрый мой Басистов, испытать когда-нибудь это чувство!</text:p>
      <text:p text:style-name="Обычный">Батистов стиснул руку Рудину, и сердце честного юноши забилось сильно в его растроганной груди. До самой станции говорил Рудин о достоинстве человека, о значении истинной свободы, – говорил горячо, благородно и правдиво, – и когда наступило мгновение разлуки, Басистов не выдержал, бросился ему на шею и зарыдал. У самого Рудина полились слезы; но он плакал не о том, что расставался с Басистовым, и слезы его были самолюбивые слезы.</text:p>
      <text:p text:style-name="Обычный">Наталья ушла к себе и прочла письмо Рудина.</text:p>
      <text:p text:style-name="Обычный">«Любезная Наталья Алексеевна, – писал он ей, – я решился уехать. Мне другого выхода нет. Я решился уехать, пока мне не сказали ясно, чтобы я удалился. Отъездом моим прекращаются все недоразумения; а сожалеть обо мне едва ли кто-нибудь будет. Чего же ждать?.. Все так; но для чего же писать к вам?</text:p>
      <text:p text:style-name="Обычный">Я расстаюсь с вами, вероятно, навсегда, и оставить вам о себе память еще хуже той, которую я заслуживаю, было бы слишком горько. Вот для чего я пишу к вам. Я не хочу ни оправдываться, ни обвинять кого бы то ни было, кроме самого себя: я хочу, по мере возможности, объясниться… Происшествия последних дней были так неожиданны, так внезапны…</text:p>
      <text:p text:style-name="Обычный">Сегодняшнее свидание послужит мне памятным уроком. Да, вы правы: я вас не знал, а я думал, что знал вас! В течение моей жизни я имел дело с людьми всякого рода, я сближался со многими женщинами и девушками; но, встретясь с вами, я в первый раз встретился с душой совершенно честной и прямой. Мне это было не в привычку, и я не сумел оценить вас. Я почувствовал влечение к вам с первого дня нашего знакомства – вы это могли заметить. Я проводил с вами часы за часами, и я не узнал вас; я едва ли даже старался узнать вас… и я мог вообразить, что полюбил вас!! За этот грех я теперь наказан.</text:p>
      <text:p text:style-name="Обычный">Я и прежде любил одну женщину, и она меня любила… Чувство мое к ней было <text:soft-page-break/>сложно, как и ее ко мне; но так как она сама не была проста, оно и пришлось кстати. Истина мне тогда не сказалась: я не узнал ее и теперь, когда она предстала передо мною… Я ее узнал, наконец, да слишком поздно… Прошедшего не воротишь… Наши жизни могли бы слиться – и не сольются никогда. Как доказать вам, что я мог бы полюбить вас настоящей любовью – любовью сердца, не воображения, – когда я сам не знаю, способен ли я на такую любовь!</text:p>
      <text:p text:style-name="Обычный">Мне природа дала много – я это знаю и из ложного стыда не стану скромничать перед вами, особенно теперь, в такие горькие, в такие постыдные для меня мгновения… Да, природа мне много дала; но я умру, не сделав ничего достойного сил моих, не оставив за собою никакого благотворного следа. Все мое богатство пропадет даром: я не увижу плодов от семян своих. Мне недостает… я сам не могу сказать, чего именно недостает мне… Мне недостает, вероятно, того, без чего так же нельзя двигать сердцами людей, как и овладеть женским сердцем; а господство над одними умами и непрочно и бесполезно. Странная, почти комическая моя судьба: я отдаюсь весь, с жадностью, вполне – и не могу отдаться. Я кончу тем, что пожертвую собой за какой-нибудь вздор, в который даже верить не буду… Боже мой! в тридцать пять лет все еще собираться что-нибудь сделать!..</text:p>
      <text:p text:style-name="Обычный">Я еще ни перед кем так не высказывался – это моя исповедь.</text:p>
      <text:p text:style-name="Обычный">Но довольно обо мне. Мне хочется говорить о вас, дать вам несколько советов: больше я ни на что не годен … Вы еще молоды; но, сколько бы вы ни жили, следуйте всегда внушениям вашего сердца, не подчиняйтесь ни своему, ни чужому уму. Поверьте, чем проще, чем теснее круг, по которому пробегает жизнь, тем лучше; не в том дело, чтобы отыскивать в ней новые стороны, но в том, чтобы все переходы ее совершались своевременно. «Блажен, кто смолоду был молод…» Но я замечаю, что эти советы относятся гораздо более ко мне, чем к вам.</text:p>
      <text:p text:style-name="Обычный">Признаюсь вам, Наталья Алексеевна, мне очень тяжело. Я никогда не обманывал себя в свойстве того чувства, которое я внушал Дарье Михайловне; но я надеялся, что нашел хотя временную пристань… Теперь опять придется мыкаться по свету. Что мне заменит ваш разговор, ваше присутствие, ваш внимательный и умный взгляд?.. Я сам виноват; но согласитесь, что судьба как бы нарочно подсмеялась над нами. Неделю тому назад я сам едва догадывался, что люблю вас. Третьего дня, вечером, в саду, я в первый раз услыхал от вас… но к чему напоминать вам то, что вы тогда сказали – и вот уже я уезжаю сегодня, уезжаю с позором, после жестокого объяснения с вами, не унося с собой никакой надежды… И вы еще не знаете, до какой степени я виноват перед вами… Во мне есть какая-то глупая откровенность, какая-то болтливость… Но к чему говорить об этом! Я уезжаю навсегда.</text:p>
      <text:p text:style-name="Обычный">(Здесь Рудин рассказал было Наталье свое посещение у Волынцева, но подумал и вымарал все это место, а в письме к Волынцеву прибавил второй post-scriptum.) Я остаюсь одинок на земле для того, чтобы предаться, как вы сказали мне сегодня поутру с жестокой усмешкой, другим, более свойственным мне занятиям. Увы! если б я мог действительно предаться этим занятиям, победить, наконец, свою лень… Но нет! я останусь тем же неоконченным существом, каким был до сих пор… Первое препятствие – и я весь рассыпался; происшествие с вами мне это доказало. Если б я по крайней мене принес мою любовь в жертву моему будущему делу, моему призванию; но я просто испугался ответственности, которая на меня падала, и потому я точно недостоин вас. Я не стою того, чтобы вы для меня отторглись от вашей сферы… А впрочем, все это, может быть, к лучшему. Из этого испытания я, может быть, выйду чище и сильней.</text:p>
      <text:p text:style-name="Обычный">Желаю вам полного счастия. Прощайте! Иногда вспоминайте обо мне. Надеюсь, что вы еще услышите обо мне.</text:p>
      <text:p text:style-name="Обычный">Рудин».</text:p>
      <text:p text:style-name="Обычный">Наталья опустила письмо Рудина к себе на колени и долго сидела неподвижно, устремив глаза на пол. Письмо это, яснее всех возможных доводов, доказало ей, как она была права, когда поутру, расставаясь с Рудиным, она невольно воскликнула, что он ее не любит! Но от этого ей не было легче. Она сидела не шевелясь; ей казалось, что какие-то темные <text:soft-page-break/>волны без плеска сомкнулись над ее головой и она шла ко дну, застывая и немея. Всякому тяжело первое разочарование; но для души искренней, не желавшей обманывать себя, чуждой легкомыслия и преувеличения, оно почти нестерпимо. Вспомнила Наталья свое детство, когда, бывало, гуляя вечером, она всегда старалась идти по направлению к светлому краю неба, там, где заря горела, а не к темному. Темна стояла теперь жизнь перед нею, и спиной она обратилась к свету…</text:p>
      <text:p text:style-name="Обычный">Слезы навернулись на глазах Натальи. Не всегда благотворны бывают слезы. Отрадны и целебны они, когда, долго накипев в груди, потекут они, наконец, – сперва с усилием, потом все легче, все слаще; немое томление тоски разрешается ими… Но есть слезы холодные, скупо льющиеся слезы: их по капле выдавливает из сердца тяжелым и недвижным бременем налегшее на него горе; они безотрадны и не приносят облегчения. Нужда плачет такими слезами, и тот еще не был несчастлив, кто не проливал их. Наталья узнала их в этот день.</text:p>
      <text:p text:style-name="Обычный">Прошло часа два. Наталья собралась с духом, встала, отерла глаза, засветила свечку, сожгла на ее пламени письмо Рудина до конца и пепел выкинула за окно. Потом она раскрыла наудачу Пушкина и прочла первые попавшиеся ей строки (она часто загадывала так по нем). Вот что ей вышло:</text:p>
      <text:p text:style-name="Обычный">Кто чувствовал, того тревожит Призрак невозвратимых дней…</text:p>
      <text:p text:style-name="Обычный">Тому уж нет очарований, Того змея воспоминаний, Того раскаянье грызет…</text:p>
      <text:p text:style-name="Обычный">Она постояла, посмотрела с холодной улыбкой на себя в зеркало и, сделав небольшое движение головою сверху вниз, сошла в гостиную.</text:p>
      <text:p text:style-name="Обычный">Дарья Михайловна, как только ее увидела, повела ее в кабинет, посадила подле себя, ласково потрепала по щеке, а между тем внимательно, почти с любопытством, заглядывала ей в глаза. Дарья Михайловна чувствовала тайное недоумение: в первый раз ей пришло в голову, что она дочь свою в сущности не знает. Услышав от Пандалевского об ее свидании с Рудиным, она не столько рассердилась, сколько удивилась тому, как могла благоразумная Наталья решиться на такой поступок. Но когда она ее призвала к себе и принялась бранить ее – вовсе не так, как бы следовало ожидать от европейской женщины, а довольно крикливо и неизящно, – твердые ответы Натальи, решимость ее взоров и движений смутили, даже испугали Дарью Михайловну.</text:p>
      <text:p text:style-name="Обычный">Внезапный, тоже не совсем понятный отъезд Рудина снял большую тяжесть с ее сердца; но она ожидала слез, истерических припадков… Наружное спокойствие Натальи опять ее сбило с толку.</text:p>
      <text:p text:style-name="Обычный">– Ну, что, дитя, – начала Дарья Михайловна, – как ты сегодня?</text:p>
      <text:p text:style-name="Обычный">Наталья посмотрела на мать свою.</text:p>
      <text:p text:style-name="Обычный">– Ведь он уехал… твой предмет. Ты не знаешь, отчего он так скоро собрался?</text:p>
      <text:p text:style-name="Обычный">– Маменька! – заговорила Наталья тихим голосом, – даю вам слово, что если вы сами не будете упоминать о нем, от меня вы никогда ничего не услышите.</text:p>
      <text:p text:style-name="Обычный">– Стало быть, ты сознаешься, что была виновата передо мною?</text:p>
      <text:p text:style-name="Обычный">Наталья опустила голову и повторила:</text:p>
      <text:p text:style-name="Обычный">– Вы от меня никогда ничего не услышите.</text:p>
      <text:p text:style-name="Обычный">– Ну, смотри же! – возразила с улыбкой Дарья Михайловна. – Я тебе верю. А третьего дня, помнишь ли ты, как… Ну, не буду. Кончено, решено и похоронено. Не правда ли? Вот я опять тебя узнаю; а то я совсем было в тупик пришла. Ну, поцелуй же меня, моя умница!..</text:p>
      <text:p text:style-name="Обычный">Наталья поднесла руку Дарьи Михайловны к своим губам, а Дарья Михайловна поцеловала ее в наклоненную голову.</text:p>
      <text:p text:style-name="Обычный">– Слушайся всегда моих советов, не забывай, что ты Ласунская и моя дочь, – прибавила она, – и ты будешь счастлива. А теперь ступай.</text:p>
      <text:p text:style-name="Обычный">Наталья вышла молча. Дарья Михайловна поглядела ей вслед и подумала:</text:p>
      <text:p text:style-name="Обычный">«Она в меня – тоже будет увлекаться: mais elle aura moins d'abandon» <text:span text:style-name="Основной_20_шрифт_20_абзаца"><text:span text:style-name="T1">note 2</text:span></text:span><text:span text:style-name="Основной_20_шрифт_20_абзаца"><text:span text:style-name="T1"><text:note text:id="ftn28" text:note-class="footnote"><text:note-citation text:label="8">8</text:note-citation><text:note-body><text:p text:style-name="P4">ote28</text:p><text:p text:style-name="FootNote"><text:s/>но она будет менее опрометчива (франц.).</text:p><text:p text:style-name="FootNote"/></text:note-body></text:note></text:span></text:span>. И Дарья <text:soft-page-break/>Михайловна погрузилась в воспоминания о прошедшем … о давно прошедшем…</text:p>
      <text:p text:style-name="Обычный">Потом она велела кликнуть m-lle Boncourt и долго сидела с ней, запершись вдвоем. Отпустив ее, она позвала Пандалевского. Ей непременно хотелось узнать настоящую причину отъезда Рудина… но Пандалевский ее успокоил совершенно. Это было по его части.</text:p>
      <text:p text:style-name="Обычный">– На другой день Волынцев с сестрою приехал к обеду. Дарья Михайловна была всегда очень любезна с ним, а на этот раз она особенно ласково с ним обращалась. Наталье было невыносимо тяжело; но Волынцев так был почтителен, так робко с ней заговаривал, что она в душе не могла не поблагодарить его.</text:p>
      <text:p text:style-name="Обычный">День прошел тихо, довольно скучно, но все, разъезжаясь, почувствовали, что попали в прежнюю колею; а это много значит, очень много.</text:p>
      <text:p text:style-name="Обычный">Да, все попали в прежнюю колею… все, кроме Натальи. Оставшись, наконец, одна, она с трудом дотащилась до своей кровати и, усталая, разбитая, упала лицом на подушки. Ей так горько, и противно, и пошло казалось жить, так стыдно ей стало самой себя, своей любви, своей печали, что в это мгновение она бы, вероятно, согласилась умереть… Много еще предстояло ей тяжелых дней, ночей бессонных, томительных волнений; но она была молода – жизнь только что начиналась для нее, а жизнь рано или поздно свое возьмет. Какой бы удар ни поразил человека, он в тот же день, много на другой – извините за грубость выражения – поест, и вот вам уже первое утешение…</text:p>
      <text:p text:style-name="Обычный">Наталья страдала мучительно, она страдала впервые… Но первые страдания, как первая любовь, не повторяются – и слава богу!</text:p>
      <text:p text:style-name="Обычный"/>
      <text:h text:style-name="Заголовок_20_2" text:outline-level="2">ХII</text:h>
      <text:p text:style-name="P3"/>
      <text:p text:style-name="Обычный">Минуло около двух лет. Настали первые дни мая. На балконе своего дома сидела Александра Павловна, но уже не Липина, а Лежнева; она более года как вышла замуж за Михайла Михайлыча. Она по-прежнему была мила, только пополнела в последнее время. Перед балконом, от которого в сад вели ступени, расхаживала кормилица с краснощеким ребенком на руках, в белой шинельке и с белым помпоном на шляпе. Александра Павловна то и дело взглядывала на него. Ребенок не пищал, с важностью сосал свой палец и спокойно посматривал кругом. Достойный сын Михайла Михайлыча уже сказывался в нем.</text:p>
      <text:p text:style-name="Обычный">Возле Александры Павловны сидел на балконе старый наш знакомец, Пигасов. Он заметно поседел с тех пор, как мы расстались с ним, сгорбился, похудел и шипел, когда говорил: один передний зуб у него вывалился; шипение придавало еще более ядовитости его речам… Озлобление не уменьшалось в нем с годами, но остроты его притуплялись, и он чаще прежнего повторялся. Михайла Михайлыча не было дома; его ждали к чаю. Солнце уже село. Там, где оно закатилось, полоса бледно-золотого, лимонного цвела тянулась вдоль небосклона; на противоположной стороне их было две: одна, пониже, голубая, другая, выше, красно-лиловая. Легкие тучки таяли в вышине. Все обещало постоянную погоду.</text:p>
      <text:p text:style-name="Обычный">Вдруг Пигасов засмеялся.</text:p>
      <text:p text:style-name="Обычный">– Чему вы, Африкан Семеныч? – спросила Александра Павловна.</text:p>
      <text:p text:style-name="Обычный">– Да так… Вчера, слышу я, один мужик говорит жене – а она, этак, разболталась: «Не скрыпи!..» Очень это мне понравилось. Не скрыпи! Да и в самом деле, о чем может рассуждать женщина? Я, вы знаете, никогда не говорю о присутствующих. Наши старики умнее нас были. У них в сказках красавица сидит под окном, во лбу звезда, а сама ни гугу. Вот это как следует. А то, посудите сами: третьего дня наша предводительша как из пистолета мне в лоб выстрелила; говорит мне, что ей не нравится моя тенденция! Тенденция! Ну, не лучше ли было и для нее и для всех, если б каким-нибудь благодетельным распоряжением природы она лишилась вдруг употребления языка?</text:p>
      <text:p text:style-name="Обычный">– А вы все такой же, Африкан Семеныч: все нападаете на нас, бедных… Знаете ли, ведь это в своем роде несчастье, право. Я о вас сожалею.</text:p>
      <text:p text:style-name="Обычный">– Несчастье? Что вы это изволите говорить! Во-первых, по-моему, на свете только три <text:soft-page-break/>несчастья и есть: жить зимой в холодной квартире, летом носить узкие сапоги да ночевать в комнате, где пищит ребенок, которого нельзя посыпать персидским порошком; а во-вторых, помилуйте, я самый смирный стал теперь человек. Хоть прописи с меня пиши! Вот как я нравственно веду себя.</text:p>
      <text:p text:style-name="Обычный">– Хорошо вы ведете себя, нечего сказать! Не дальше как вчера Елена Антоновна мне на вас жаловалась.</text:p>
      <text:p text:style-name="Обычный">– Вот как-с! А что она вам такое говорила, позвольте узнать?</text:p>
      <text:p text:style-name="Обычный">– Она говорила мне, что вы в течение целого утра на все ее вопросы только и отвечали, что «чего-с? чего-с?» да еще таким писклявым голосом.</text:p>
      <text:p text:style-name="Обычный">Пигасов засмеялся.</text:p>
      <text:p text:style-name="Обычный">– А ведь хорошая эта была мысль, согласитесь, Александра Павловна… а?</text:p>
      <text:p text:style-name="Обычный">– Удивительная! Разве можно быть этак с женщиной невежливым, Африкан Семеныч?</text:p>
      <text:p text:style-name="Обычный">– Как? Елена Антоновна, по-вашему, женщина?</text:p>
      <text:p text:style-name="Обычный">– Что же она, по-вашему?</text:p>
      <text:p text:style-name="Обычный">– Барабан, помилуйте, обыкновенный барабан, вот по которому бьют палками…</text:p>
      <text:p text:style-name="Обычный">– Ах, да! – перебила Александра Павловна, желая переменить разговор, – вас, говорят, поздравить можно?</text:p>
      <text:p text:style-name="Обычный">– С чем?</text:p>
      <text:p text:style-name="Обычный">– С окончанием тяжбы. Глиновские луга остались за вами…</text:p>
      <text:p text:style-name="Обычный">– Да, за мною, – мрачно возразил Пигасов.</text:p>
      <text:p text:style-name="Обычный">– Вы столько лет этого добивались, а теперь словно недовольны.</text:p>
      <text:p text:style-name="Обычный">– Доложу вам, Александра Павловна, – медленно промолвил Пигасов, – ничего не может быть хуже и обиднее слишком поздно пришедшего счастья. Удовольствия оно все-таки вам доставить не может, а зато лишает вас права, драгоценнейшего права – браниться и проклинать судьбу. Да, сударыня, горькая и обидная штука – позднее счастие.</text:p>
      <text:p text:style-name="Обычный">Александра Павловна только плечами пожала.</text:p>
      <text:p text:style-name="Обычный">– Нянюшка, – начала она, – я думаю, Мише пора спать лечь. Подай его сюда.</text:p>
      <text:p text:style-name="Обычный">И Александра Павловна занялась своим сыном, а Пигасов отошел, ворча, на другой угол балкона.</text:p>
      <text:p text:style-name="Обычный">Вдруг невдалеке, по дороге, идущей вдоль сада, показался Михаило Михайлыч на своих беговых дрожках. Перед лошадью его бежали две огромные дворные собаки: одна желтая, другая серая; он недавно завел их. Они беспрестанно грызлись и жили в неразлучной дружбе. Им навстречу вышла из ворот старая шавка, раскрыла рот, как бы собираясь залаять, а кончила тем, что зевнула и отправилась назад, дружелюбно повиливая хвостом.</text:p>
      <text:p text:style-name="Обычный">– Глядь-ка, Саша, – закричал Лежнев издали своей жене, – кого я тебе везу…</text:p>
      <text:p text:style-name="Обычный">Александра Павловна не сразу узнала человека, сидевшего за спиной ее мужа.</text:p>
      <text:p text:style-name="Обычный">– А! господин Басистов! – воскликнула она наконец.</text:p>
      <text:p text:style-name="Обычный">– Он, он, – отвечал Лежнев, – и какие славные вести привез. Вот погоди, сейчас узнаешь.</text:p>
      <text:p text:style-name="Обычный">И он въехал на двор.</text:p>
      <text:p text:style-name="Обычный">Несколько мгновений спустя он с Басистовым явился на балконе.</text:p>
      <text:p text:style-name="Обычный">– Ура! – воскликнул он и обнял жену. – Сережа женится!</text:p>
      <text:p text:style-name="Обычный">– На ком? – с волнением спросила Александра Павловна.</text:p>
      <text:p text:style-name="Обычный">– Разумеется, на Наталье… Вот приятель привез это известие из Москвы, и письмо к тебе есть… Слышишь, Мишук? – прибавил он, схватив сына на руки, – дядя твой женится!.. Экая флегма злодейская! и тут только глазами хлопает!</text:p>
      <text:p text:style-name="Обычный">– Они спать хотят, – заметила няня.</text:p>
      <text:p text:style-name="Обычный">– Да-с, – промолвил Басистов, подойдя к Александре Павловне, – я сегодня приехал из Москвы, по поручению Дарьи Михайловны – счеты по имению ревизовать. А вот и письмо.</text:p>
      <text:p text:style-name="Обычный">Александра Павловна поспешно распечатала письмо своего брата. Оно состояло в нескольких строках. В первом порыве радости он уведомлял сестру, что сделал предложение Наталье, получил ее согласие и Дарьи Михайловны, обещался больше написать с первой <text:soft-page-break/>почтой и заочно всех обнимал и целовал. Видно было, что он писал в каком-то чаду.</text:p>
      <text:p text:style-name="Обычный">Подали чай, усадили Басистова. Расспросы посыпались на него градом. Всех, даже Пигасова, обрадовало известие, привезенное им.</text:p>
      <text:p text:style-name="Обычный">– Скажите, пожалуйста, – сказал между прочим Лежнев, – до нас доходили слухи о каком-то господине Корчагине. Стало быть, это был вздор?</text:p>
      <text:p text:style-name="Обычный">(Корчагин был красивый молодой человек – светский лев, чрезвычайно надутый и важный: он держался необыкновенно величественно, точно он был не живой человек, а собственная своя статуя, воздвигнутая по общественной подписке.)</text:p>
      <text:p text:style-name="Обычный">– Ну, нет, не совсем вздор, – с улыбкой возразил Басистов. – Дарья Михайловна очень к нему благоволила; но Наталья Алексеевна и слышать о нем не хотела.</text:p>
      <text:p text:style-name="Обычный">– Да ведь я его знаю, – подхватил Пигасов, – ведь он махровый болван, с треском болван… помилуйте! Ведь если б все люди были на него похожи, надо бы большие деньги брать, чтобы согласиться жить… помилуйте!</text:p>
      <text:p text:style-name="Обычный">– Может быть, – возразил Басистов, – а в свете он играет роль не из последних.</text:p>
      <text:p text:style-name="Обычный">– Ну, все равно! – воскликнула Александра Павловна, – бог с ним! Ах, как я рада за брата!.. И Наталья весела, счастлива?</text:p>
      <text:p text:style-name="Обычный">– Да-с. Она спокойна, как всегда, – вы ведь ее знаете, – но, кажется, довольна.</text:p>
      <text:p text:style-name="Обычный">Вечер прошел в приятных и оживленных разговорах. Сели за ужин.</text:p>
      <text:p text:style-name="Обычный">– Да, кстати, – спросил Лежнев у Басистова, наливая ему лафиту, – вы знаете, где Рудин?</text:p>
      <text:p text:style-name="Обычный">– Теперь наверное не знаю. Он приезжал прошлой зимой в Москву на короткое время, потом отправился с одним семейством в Симбирск; мы с ним некоторое время переписывались: в последнем письме своем он извещал меня, что уезжает из Симбирска – не сказал куда, – и вот с тех пор я ничего о нем не слышу.</text:p>
      <text:p text:style-name="Обычный">– Не пропадет! – подхватил – Пигасов, – где-нибудь сидит да проповедует. Этот господин всегда найдет себе двух или трех поклонников, которые будут его слушать разиня рот и давать ему взаймы деньги. Посмотрите, он кончит тем, что умрет где-нибудь в Царевококшайске или в Чухломе – на руках престарелой девы в парике, которая будет думать о нем как о гениальнейшем человеке в мире…</text:p>
      <text:p text:style-name="Обычный">– Вы очень резко о нем отзываетесь, – заметил вполголоса и с неудовольствием Басистов.</text:p>
      <text:p text:style-name="Обычный">– Ничуть не резко! – возразил Пигасов, – а совершенно справедливо. По моему мнению, он просто не что иное, как лизоблюд. Я забыл вам сказать, – продолжал он, обращаясь к Лежневу, – ведь я познакомился с этим Терлаховым, с которым Рудин за границу ездил. Как же! как же! Что он мне рассказывал о нем, вы себе представить не можете – умора просто! Замечательно, что все друзья и последователи Рудина со временем становятся его врагами.</text:p>
      <text:p text:style-name="Обычный">– Прошу меня исключить из числа таких друзей! – с жаром перебил Басистов.</text:p>
      <text:p text:style-name="Обычный">– Ну, вы – другое дело! О вас и речи нет.</text:p>
      <text:p text:style-name="Обычный">– А что такое вам рассказывал Терлахов? – спросила Александра Павловна.</text:p>
      <text:p text:style-name="Обычный">– Да многое рассказывал: всего не упомнишь. Но самый лучший вот какой случился с Рудиным анекдот. Беспрерывно развиваясь (эти господа все развиваются; другие, например, просто спят или едят, – а они находятся в моменте развития спанья или еды; не так ли господин Басистов? – Басистов ничего не ответил)… Итак, развиваясь постоянно, Рудин дошел путем философии до того умозаключения, что ему должно влюбиться. Начал он отыскивать предмет, достойный такого удивительного умозаключения. Фортуна ему улыбнулась. Познакомился он с одной француженкой, прехорошенькой модисткой. Дело происходило в одном немецком городе, на Рейне, заметьте. Начал он ходить к ней, носить ей разные книги, говорить ей о природе и Гегеле. Можете себе представить положение модистки? Она считала его за астронома. Однако, вы знаете, малый он из себя ничего; ну – иностранец, русский – понравился. Вот, наконец, назначает он свидание, и очень поэтическое свидание: в гондоле на реке. Француженка согласилась: приоделась получше и <text:soft-page-break/>поехала с ним в гондоле. Так они катались часа два. Чем же, вы думаете, занимался он все это время? Гладил француженку по голове, задумчиво глядел в небо и несколько раз повторил, что чувствует к ней отеческую нежность. Француженка вернулась домой взбешенная, и сама потом все рассказала Терлахову. Вот он какой господин!</text:p>
      <text:p text:style-name="Обычный">И Пигасов засмеялся.</text:p>
      <text:p text:style-name="Обычный">– Вы старый циник! – заметила с досадой Александра Павловна, – а я более и более убеждаюсь в том, что про Рудина даже те, которые его бранят, ничего дурного сказать не могут.</text:p>
      <text:p text:style-name="Обычный">– Ничего дурного? Помилуйте! а его вечное житье на чужой счет, его займы… Михайло Михайлыч! ведь он и у вас, наверное, занимал?</text:p>
      <text:p text:style-name="Обычный">– Послушайте, Африкан Семеныч! – начал Лежнев, и лицо его приняло серьезное выражение, – послушайте: вы знаете, и жена моя знает, что я в последнее время особенного расположения к Рудину не чувствовал и даже часто осуждал его. Со всем тем (Лежнев разлил шампанское по бокалам) вот что я вам предлагаю: мы сейчас пили за здоровье дорогого нашего брата и его невесты; я предлагаю вам выпить теперь за здоровье Дмитрия Рудина!</text:p>
      <text:p text:style-name="Обычный">Александра Павловна и Пигасов с изумлением посмотрели на Лежнева, а Басистов встрепенулся весь, покраснел от радости и глаза вытаращил.</text:p>
      <text:p text:style-name="Обычный">– Я знаю его хорошо, – продолжал Лежнев, – недостатки его мне хорошо известны. Они тем более выступают наружу, что сам он не мелкий человек.</text:p>
      <text:p text:style-name="Обычный">– Рудин – гениальная натура! – подхватил Басистов.</text:p>
      <text:p text:style-name="Обычный">– Гениальность в нем, пожалуй, есть, – возразил Лежнев, – а натура… В том-то вся его беда, что натуры-то, собственно, в нем нет… Но не в этом дело. Я хочу говорить о том, что в нем есть хорошего, редкого. В нем есть энтузиазм; а это, поверьте мне, флегматическому человеку, самое драгоценное качество в наше время. Мы все стали невыносимо рассудительны, равнодушны и вялы; мы заснули, мы застыли, и спасибо тому, кто хоть на миг нас расшевелит и согреет! Пора! Помнишь, Саша, я раз говорил с тобой о нем и упрекал его в холодности. Я был и прав и неправ тогда. Холодность эта у него в крови – это не его вина, – а не в голове. Он не актер, как я называл его, не надувало, не плут; он живет на чужой счет не как проныра, а как ребенок… Да, он действительно умрет где-нибудь в нищете и в бедности; но неужели ж и за это пускать в него камнем? Он не сделает сам ничего именно потому, что в нем натуры, крови нет; но кто вправе сказать, что он не принесет, не принес уже пользы? что его слова не заронили много добрых семян в молодые души, которым природа не отказала, как ему, в силе деятельности, в умении исполнять собственные замыслы? Да я сам, я первый, все это испытал на себе… Саша знает, чем был для меня в молодости Рудин. Я, помнится, также утверждал, что слова Рудина не могут действовать на людей; но я говорил тогда о людях, подобных мне, в теперешние мои годы, о людях, уже поживших и поломанных жизнью. Один фальшивый звук в речи – и вся ее гармония для нас исчезла; а в молодом человеке, к счастью, слух еще не так развит, не так избалован. Если сущность того, что он слышит, ему кажется прекрасной, что ему за дело до тона! Тон он сам в себе найдет.</text:p>
      <text:p text:style-name="Обычный">– Браво! браво! – воскликнул Басистов, – как это справедливо сказано! А что касается до влияния Рудина, клянусь вам, этот человек не только умел потрясти тебя, он с места тебя сдвигал, он не давал тебе останавливаться, он до основания переворачивал, зажигал тебя!</text:p>
      <text:p text:style-name="Обычный">– Вы слышите? – продолжал Лежнев, обращаясь к Пигасову, – какого вам еще доказательства нужно? Вы нападаете на философию; говоря о ней, вы не находите довольно презрительных слов. Я сам ее не больно жалую и плохо ее понимаю: но не от философии наши главные невзгоды! Философические хитросплетения и бредни никогда не привьются к русскому: на это у него слишком много здравого смысла; но нельзя же допустить, чтобы под именем философии нападали на всякое честное стремление к истине и к сознанию. Несчастье Рудина состоит в том, что он России не знает, и это точно большое несчастье. Россия без каждого из нас обойтись может, но никто из нас без нее не может обойтись. Горе <text:soft-page-break/>тому, кто это думает, двойное горе тому, кто действительно без нее обходится! Космополитизм – чепуха, космополит – нуль, хуже нуля; вне народности ни художества, ни истины, ни жизни, ничего нет. Без физиономии нет даже идеального лица; только пошлое лицо возможно без физиономии. Но опять-таки скажу, это не вина Рудина: это его судьба, судьба горькая и тяжелая, за которую мы-то уж винить его не станем. Нас бы очень далеко повело, если бы мы хотели разобрать, отчего у нас являются Рудины. А за то, что в нем есть хорошего, будем же ему благодарны. Это легче, чем быть несправедливым к нему, а мы были к нему несправедливы. Наказывать его не наше дело, да и не нужно: он сам себя наказал гораздо жесточе, чем заслуживал… И дай бог, чтобы несчастье вытравило из него все дурное и оставило одно прекрасное в нем! Пью за здоровье Рудина! Пью за здоровье товарища моих лучших годов, пью за молодость, за ее надежды, за ее стремления, за ее доверчивость и честность, за все то, от чего и в двадцать лет бились наши сердца, и лучше чего мы все-таки ничего не узнали и не узнаем в жизни… Пью за тебя, золотое время, пью за здоровье Рудина!</text:p>
      <text:p text:style-name="Обычный">Все чокнулись с Лежневым. Басистов сгоряча чуть не разбил своего стакана и осушил его разом, а Александра Павловна пожала Лежневу руку.</text:p>
      <text:p text:style-name="Обычный">– Я, Михайло Михайлыч, и не подозревал, что вы так красноречивы, – заметил Пигасов, – хоть бы самому господину Рудину подстать; даже меня проняло.</text:p>
      <text:p text:style-name="Обычный">– Я вовсе не красноречив, – возразил Лежнев не без досады, – а вас, я думаю, пронять мудрено. Впрочем, довольно о Рудине; давайте говорить о чем-нибудь другом… Что… как бишь его?.. Пандалевский все у Дарьи Михайловны живет? – прибавил он, обратясь к Басистову.</text:p>
      <text:p text:style-name="Обычный">– Как же, все у ней! Она выхлопотала ему очень выгодное место.</text:p>
      <text:p text:style-name="Обычный">Лежнев усмехнулся.</text:p>
      <text:p text:style-name="Обычный">– Вот этот не умрет в нищете, за это можно поручиться.</text:p>
      <text:p text:style-name="Обычный">Ужин кончился. Гости разошлись. Оставшись наедине с своим мужем, Александра Павловна с улыбкой посмотрела ему в лицо.</text:p>
      <text:p text:style-name="Обычный">– Как ты хорош был сегодня, Миша! – промолвила она, лаская его рукою по лбу, – как ты умно и благородно говорил! Но сознайся, что ты немного увлекся в пользу Рудина, как прежде увлекался против него.</text:p>
      <text:p text:style-name="Обычный">– Лежачего не бьют… а я тогда боялся, как бы он тебе голову не вскружил.</text:p>
      <text:p text:style-name="Обычный">– Нет, – простодушно возразила Александра Павловна, – он мне казался всегда слишком ученым, я боялась его и не знала, что говорить в его присутствии. А ведь Пигасов довольно зло подсмеялся над ним сегодня, сознайся?</text:p>
      <text:p text:style-name="Обычный">– Пигасов? – проговорил Лежнев. – Я оттого именно и заступился так горячо за Рудина, что Пигасов был тут. Он смеет называть Рудина лизоблюдом! А по-моему, его роль, роль Пигасова, во сто раз хуже. Имеет независимое состояние, надо всем издевается, а уж как льнет к знатным да к богатым! Знаешь ли, что этот Пигасов, который с таким озлоблением все и всех ругает, и на философию нападает, и на женщин, – знаешь ли ты, что он, когда служил, брал взятки, и как еще! А! Вот то-то вот и есть!</text:p>
      <text:p text:style-name="Обычный">– Неужели? – воскликнула Александра Павловна. – Этого я никак не ожидала!.. Послушай, Миша, – прибавила она, помолчав немного, – что я хочу у тебя спросить…</text:p>
      <text:p text:style-name="Обычный">– Что?</text:p>
      <text:p text:style-name="Обычный">– Как ты думаешь, будет ли брат счастлив с Натальей?</text:p>
      <text:p text:style-name="Обычный">– Как тебе сказать… вероятности все есть… Командовать будет она – между нами таить это не для чего, – она умней его; но он славный человек и любит ее от души. Чего же больше? Ведь вот мы друг друга любим и счастливы, не правда ли?</text:p>
      <text:p text:style-name="Обычный">Александра Павловна улыбнулась и стиснула руку Михайле Михайлычу.</text:p>
      <text:p text:style-name="Обычный">– В тот самый день, когда все, рассказанное нами, происходило в доме Александры Павловны, – в одной из отдаленных губерний России тащилась, в самый зной, по большой дороге, плохенькая рогожная кибитка, запряженная тройкой обывательских лошадей. На облучке торчал, упираясь искоса ногами в валек, седой мужичок в дырявом армяке и то и <text:soft-page-break/>дело подергивал веревочными вожжами и помахивал кнутиком; а в самой кибитке сидел, на тощем чемодане, человек высокого роста в фуражке и старом запыленном плаще. То был Рудин. Он сидел понурив голову и нахлобучив козырек фуражки на глаза. Неровные толчки кибитки бросали его с стороны на сторону, он казался совершенно бесчувственным, словно дремал. Наконец он выпрямился.</text:p>
      <text:p text:style-name="Обычный">– Когда же это мы до станции доедем? – спросил он мужика, сидевшего на облучке.</text:p>
      <text:p text:style-name="Обычный">– А вот, батюшка, – заговорил мужик и еще сильнее задергал вожжами, – как на взволочек взберемся, версты две останется, не боле… Ну, ты! думай… Я тебе подумаю, – прибавил он тоненьким голосом, принимаясь стегать правую пристяжную.</text:p>
      <text:p text:style-name="Обычный">– Ты, кажется, очень плохо едешь, – заметил Рудин, – мы с самого утра тащимся и никак доехать не можем. Ты бы хоть спел что-нибудь.</text:p>
      <text:p text:style-name="Обычный">– Да что будешь делать, батюшка! Лошади, вы сами видите, заморенные… опять жара. А петь мы не можем: мы не ямщики… Барашек, а барашек! – воскликнул вдруг мужичок, обращаясь к прохожему в бурой свитчонке и стоптанных лаптишках, – посторонись, барашек.</text:p>
      <text:p text:style-name="Обычный">– Вишь ты… кучер! – пробормотал ему вслед прохожий и остановился. – Московская косточка! – прибавил он голосом, исполненным укоризны, тряхнул головой и заковылял далее.</text:p>
      <text:p text:style-name="Обычный">– Куда ты! – подхватил мужичок с расстановкой, дергая коренную, – ах ты, лукавая! право, лукавая…</text:p>
      <text:p text:style-name="Обычный">Измученные лошаденки кое-как доплелись, наконец, до почтового двора. Рудин вылез из кибитки, расплатился с мужиком (который ему не поклонился и деньги долго пошвыривал на ладони – знать, на водку мало досталось) и сам внес чемодан в станционную комнату.</text:p>
      <text:p text:style-name="Обычный">Один мой знакомый, много показавшийся на своем веку по России, сделал замечание, что если в станционной комнате на стенах висят картинки, изображающие сцены из «Кавказского пленника» или русских генералов, то лошадей скоро достать можно; но если на картинках представлена жизнь известного игрока Жоржа де Жермани, то путешественнику нечего надеяться на быстрый отъезд: успеет он налюбоваться на закрученный кок, белый раскидной жилет и чрезвычайно узкие и короткие панталоны игрока в молодости, на его исступленную физиономию, когда он, будучи уже старцем, убивает, высоко взмахнув стулом, в хижине с крутою крышей, своего сына. В комнате, куда вошел Рудин, висели именно эти картины из «Тридцати лет, или Жизни игрока». На крик его явился смотритель, заспанный (кстати – видел ли кто-нибудь смотрителя не заспанного?), и, не выждав даже вопроса Рудина, вялым голосом объявил, что лошадей нет.</text:p>
      <text:p text:style-name="Обычный">– Как же вы говорите, что лошадей нет, – промолвил Рудин, – а даже не знаете, куда я иду? Я сюда на обывательских приехал.</text:p>
      <text:p text:style-name="Обычный">– У нас никуда лошадей нет, – отвечал смотритель. – А вы куда едете?</text:p>
      <text:p text:style-name="Обычный">– В …ск.</text:p>
      <text:p text:style-name="Обычный">– Нет лошадей, – повторил смотритель и вышел вон.</text:p>
      <text:p text:style-name="Обычный">Рудин с досадой приблизился к окну и бросил фуражку на стол. Он не много изменился, но пожелтел в последние два года; серебряные нити заблистали кой-где в кудрях, и глаза, все еще прекрасные, как будто потускнели; мелкие морщины, следы горьких и тревожных чувств, легли около губ, на щеках, на висках.</text:p>
      <text:p text:style-name="Обычный">Платье на нем было изношенное и старое, и белья не виднелось нигде. Пора его цветения, видимо, прошла: он, как выражаются садовники, пошел в семя.</text:p>
      <text:p text:style-name="Обычный">Он принялся читать надписи по стенам… известное развлечение скучающих путешественников… вдруг дверь заскрипела, и вошел смотритель.</text:p>
      <text:p text:style-name="Обычный">– Лошадей в …ск нет и долго еще не будет, – заговорил он, – а вот в …ов есть обратные.</text:p>
      <text:p text:style-name="Обычный">– В …ов? – промолвил Рудин. – Да помилуйте! это мне совсем не по дороге. Я еду в Пензу, а …ов лежит, кажется, в направлении к Тамбову.</text:p>
      <text:p text:style-name="Обычный">– Что ж? вы из Тамбова можете тогда проехать, а не то из …ова как-нибудь свернете.</text:p>
      <text:p text:style-name="Обычный"><text:soft-page-break/>Рудин подумал.</text:p>
      <text:p text:style-name="Обычный">– Ну, пожалуй, – проговорил он наконец, – велите закладывать лошадей. Мне все равно; поеду в Тамбов.</text:p>
      <text:p text:style-name="Обычный">Лошадей скоро подали. Рудин вынес свой чемоданчик, вылез на телегу, сел, понурился попрежнему. Было что-то беспомощное и грустно-покорное в его нагнутой фигуре… И тройка поплелась неторопливой рысью, отрывисто позвякивая бубенчиками.</text:p>
      <text:p text:style-name="Обычный"/>
      <text:h text:style-name="Заголовок_20_2"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Times New Roman" svg:font-family="'Times New Roman'" style:font-family-generic="roman"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false" style:font-name-asian="Times New Roman" style:font-size-asian="11pt" style:language-asian="ru" style:country-asian="RU"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Заголовок_20_1" style:display-name="Заголовок 1" style:family="paragraph" style:parent-style-name="Обычный" style:next-style-name="Обычный" style:default-outline-level="1">
      <style:paragraph-properties fo:text-align="center" style:justify-single-word="false" fo:hyphenation-ladder-count="no-limit" fo:hyphenation-keep="auto" loext:hyphenation-keep-type="column" fo:text-indent="0cm" style:auto-text-indent="false"/>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Заголовок_20_2" style:display-name="Заголовок 2" style:family="paragraph" style:parent-style-name="Обычный" style:next-style-name="Обычный" style:default-outline-level="2">
      <style:paragraph-properties fo:text-align="center" style:justify-single-word="false" fo:hyphenation-ladder-count="no-limit" fo:hyphenation-keep="auto" loext:hyphenation-keep-type="column" fo:text-indent="0cm" style:auto-text-indent="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fo:hyphenate="false" loext:hyphenation-no-caps="false" loext:hyphenation-no-last-word="false" loext:hyphenation-word-char-count="no-limit" loext:hyphenation-zone="no-limit"/>
    </style:style>
    <style:style style:name="Заголовок_20_3" style:display-name="Заголовок 3" style:family="paragraph" style:parent-style-name="Обычный" style:next-style-name="Обычный" style:default-outline-level="3">
      <style:paragraph-properties fo:text-align="center" style:justify-single-word="false" fo:hyphenation-ladder-count="no-limit" fo:hyphenation-keep="auto" loext:hyphenation-keep-type="column" fo:text-indent="0cm" style:auto-text-indent="false"/>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Заголовок_20_4" style:display-name="Заголовок 4" style:family="paragraph" style:parent-style-name="Обычный" style:next-style-name="Обычный" style:default-outline-level="4">
      <style:paragraph-properties fo:text-align="center" style:justify-single-word="false" fo:hyphenation-ladder-count="no-limit" fo:hyphenation-keep="auto" loext:hyphenation-keep-type="column" fo:text-indent="0cm" style:auto-text-indent="false"/>
      <style:text-properties fo:font-size="13pt" fo:font-weight="bold" style:font-size-asian="13pt" style:font-weight-asian="bold" style:font-size-complex="13pt" style:font-weight-complex="bold" fo:hyphenate="false" loext:hyphenation-no-caps="false" loext:hyphenation-no-last-word="false" loext:hyphenation-word-char-count="no-limit" loext:hyphenation-zone="no-limit"/>
    </style:style>
    <style:style style:name="Заголовок_20_5" style:display-name="Заголовок 5" style:family="paragraph" style:parent-style-name="Обычный" style:next-style-name="Обычный" style:default-outline-level="5">
      <style:paragraph-properties fo:text-align="center" style:justify-single-word="false" fo:hyphenation-ladder-count="no-limit" fo:hyphenation-keep="auto" loext:hyphenation-keep-type="column" fo:text-indent="0cm" style:auto-text-indent="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Заголовок_20_6" style:display-name="Заголовок 6" style:family="paragraph" style:parent-style-name="Обычный" style:next-style-name="Обычный" style:default-outline-level="6">
      <style:paragraph-properties fo:text-align="center" style:justify-single-word="false" fo:hyphenation-ladder-count="no-limit" fo:hyphenation-keep="auto" loext:hyphenation-keep-type="column" fo:text-indent="0cm" style:auto-text-indent="false"/>
      <style:text-properties fo:font-weight="bold" style:font-weight-asian="bold" style:font-weight-complex="bold" fo:hyphenate="false" loext:hyphenation-no-caps="false" loext:hyphenation-no-last-word="false" loext:hyphenation-word-char-count="no-limit" loext:hyphenation-zone="no-limit"/>
    </style:style>
    <style:style style:name="Обычный" style:family="paragraph">
      <style:paragraph-properties fo:margin-top="0cm" fo:margin-bottom="0cm" style:contextual-spacing="false" fo:line-height="100%" fo:text-align="justify" style:justify-single-word="false" fo:orphans="0" fo:widows="0" fo:hyphenation-ladder-count="no-limit" fo:hyphenation-keep="auto" loext:hyphenation-keep-type="column" fo:text-indent="1cm" style:auto-text-indent="false" style:text-autospace="none"/>
      <style:text-properties style:font-name="Times New Roman" fo:font-family="'Times New Roman'" style:font-family-generic="roman" style:font-pitch="variable" fo:font-size="12pt" style:font-size-asian="12pt" style:font-size-complex="12pt" fo:hyphenate="false" loext:hyphenation-no-caps="false" loext:hyphenation-no-last-word="false" loext:hyphenation-word-char-count="no-limit" loext:hyphenation-zone="no-limit"/>
    </style:style>
    <style:style style:name="Epigraph" style:family="paragraph">
      <style:paragraph-properties fo:margin-left="5.292cm" fo:margin-top="0cm" fo:margin-bottom="0cm" style:contextual-spacing="false" fo:line-height="100%" fo:text-align="justify" style:justify-single-word="false" fo:orphans="0" fo:widows="0" fo:hyphenation-ladder-count="no-limit" fo:hyphenation-keep="auto" loext:hyphenation-keep-type="column" fo:text-indent="0.706cm" style:auto-text-indent="false" style:text-autospace="none">
        <style:tab-stops/>
      </style:paragraph-properties>
      <style:text-properties style:font-name="Times New Roman" fo:font-family="'Times New Roman'" style:font-family-generic="roman" style:font-pitch="variable" fo:font-style="italic" style:font-style-asian="italic" style:font-style-complex="italic" fo:hyphenate="false" loext:hyphenation-no-caps="false" loext:hyphenation-no-last-word="false" loext:hyphenation-word-char-count="no-limit" loext:hyphenation-zone="no-limit"/>
    </style:style>
    <style:style style:name="Epigraph_20_Author" style:display-name="Epigraph Author" style:family="paragraph" style:next-style-name="Обычный">
      <style:paragraph-properties fo:margin-left="5.292cm" fo:margin-top="0cm" fo:margin-bottom="0cm" style:contextual-spacing="false" fo:line-height="100%" fo:text-align="justify" style:justify-single-word="false" fo:orphans="0" fo:widows="0" fo:hyphenation-ladder-count="no-limit" fo:hyphenation-keep="auto" loext:hyphenation-keep-type="column" fo:text-indent="0.706cm" style:auto-text-indent="false" style:text-autospace="none">
        <style:tab-stops/>
      </style:paragraph-properties>
      <style:text-properties style:font-name="Times New Roman" fo:font-family="'Times New Roman'" style:font-family-generic="roman" style:font-pitch="variable" fo:font-weight="bold" style:font-weight-asian="bold" style:font-weight-complex="bold" fo:hyphenate="false" loext:hyphenation-no-caps="false" loext:hyphenation-no-last-word="false" loext:hyphenation-word-char-count="no-limit" loext:hyphenation-zone="no-limit"/>
    </style:style>
    <style:style style:name="Annotation" style:family="paragraph" style:next-style-name="Обычный">
      <style:paragraph-properties fo:margin-top="0cm" fo:margin-bottom="0cm" style:contextual-spacing="false" fo:line-height="100%" fo:text-align="justify" style:justify-single-word="false" fo:orphans="0" fo:widows="0" fo:hyphenation-ladder-count="no-limit" fo:hyphenation-keep="auto" loext:hyphenation-keep-type="column" fo:text-indent="1cm" style:auto-text-indent="false" style:text-autospace="none"/>
      <style:text-properties style:font-name="Times New Roman" fo:font-family="'Times New Roman'" style:font-family-generic="roman" style:font-pitch="variable"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Cite" style:family="paragraph" style:next-style-name="Обычный">
      <style:paragraph-properties fo:margin-left="2cm" fo:margin-right="1.058cm" fo:margin-top="0cm" fo:margin-bottom="0cm" style:contextual-spacing="false" fo:line-height="100%" fo:text-align="justify" style:justify-single-word="false" fo:orphans="0" fo:widows="0" fo:hyphenation-ladder-count="no-limit" fo:hyphenation-keep="auto" loext:hyphenation-keep-type="column" style:text-autospace="none">
        <style:tab-stops/>
      </style:paragraph-properties>
      <style:text-properties style:font-name="Times New Roman" fo:font-family="'Times New Roman'" style:font-family-generic="roman" style:font-pitch="variable" fo:hyphenate="false" loext:hyphenation-no-caps="false" loext:hyphenation-no-last-word="false" loext:hyphenation-word-char-count="no-limit" loext:hyphenation-zone="no-limit"/>
    </style:style>
    <style:style style:name="Cite_20_Author" style:display-name="Cite Author" style:family="paragraph" style:next-style-name="Обычный">
      <style:paragraph-properties fo:margin-left="3cm" fo:margin-right="1.058cm" fo:margin-top="0cm" fo:margin-bottom="0cm" style:contextual-spacing="false" fo:line-height="100%" fo:text-align="justify" style:justify-single-word="false" fo:orphans="0" fo:widows="0" fo:hyphenation-ladder-count="no-limit" fo:hyphenation-keep="auto" loext:hyphenation-keep-type="column" style:text-autospace="none">
        <style:tab-stops/>
      </style:paragraph-properties>
      <style:text-properties style:font-name="Times New Roman" fo:font-family="'Times New Roman'" style:font-family-generic="roman" style:font-pitch="variable"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Poem_20_Title" style:display-name="Poem Title" style:family="paragraph" style:next-style-name="Обычный">
      <style:paragraph-properties fo:margin-left="3.528cm" fo:margin-right="1.058cm" fo:margin-top="0.021cm" fo:margin-bottom="0cm" style:contextual-spacing="false" fo:line-height="100%" fo:orphans="0" fo:widows="0" fo:hyphenation-ladder-count="no-limit" fo:hyphenation-keep="auto" loext:hyphenation-keep-type="column" style:text-autospace="none">
        <style:tab-stops/>
      </style:paragraph-properties>
      <style:text-properties style:font-name="Times New Roman" fo:font-family="'Times New Roman'" style:font-family-generic="roman" style:font-pitch="variable" fo:font-size="12pt" fo:font-weight="bold" style:font-size-asian="12pt" style:font-weight-asian="bold" style:font-size-complex="12pt" style:font-weight-complex="bold" fo:hyphenate="false" loext:hyphenation-no-caps="false" loext:hyphenation-no-last-word="false" loext:hyphenation-word-char-count="no-limit" loext:hyphenation-zone="no-limit"/>
    </style:style>
    <style:style style:name="Stanza" style:family="paragraph" style:next-style-name="Обычный">
      <style:paragraph-properties fo:margin-left="3.528cm" fo:margin-right="1.058cm" fo:margin-top="0cm" fo:margin-bottom="0cm" style:contextual-spacing="false" fo:line-height="100%" fo:orphans="0" fo:widows="0" fo:hyphenation-ladder-count="no-limit" fo:hyphenation-keep="auto" loext:hyphenation-keep-type="column" style:text-autospace="none">
        <style:tab-stops/>
      </style:paragraph-properties>
      <style:text-properties style:font-name="Times New Roman" fo:font-family="'Times New Roman'" style:font-family-generic="roman" style:font-pitch="variable" fo:font-size="12pt" style:font-size-asian="12pt" style:font-size-complex="12pt" fo:hyphenate="false" loext:hyphenation-no-caps="false" loext:hyphenation-no-last-word="false" loext:hyphenation-word-char-count="no-limit" loext:hyphenation-zone="no-limit"/>
    </style:style>
    <style:style style:name="FootNote" style:family="paragraph" style:next-style-name="Обычный">
      <style:paragraph-properties fo:margin-top="0cm" fo:margin-bottom="0cm" style:contextual-spacing="false" fo:line-height="100%" fo:text-align="justify" style:justify-single-word="false" fo:orphans="0" fo:widows="0" fo:hyphenation-ladder-count="no-limit" fo:hyphenation-keep="auto" loext:hyphenation-keep-type="column" fo:text-indent="0.353cm" style:auto-text-indent="false" style:text-autospace="none"/>
      <style:text-properties style:font-name="Times New Roman" fo:font-family="'Times New Roman'" style:font-family-generic="roman" style:font-pitch="variable" fo:font-size="10pt" style:font-size-asian="10pt" style:font-size-complex="10pt" fo:hyphenate="false" loext:hyphenation-no-caps="false" loext:hyphenation-no-last-word="false" loext:hyphenation-word-char-count="no-limit" loext:hyphenation-zone="no-limit"/>
    </style:style>
    <style:style style:name="FootNote_20_Epigraph" style:display-name="FootNote Epigraph" style:family="paragraph">
      <style:paragraph-properties fo:margin-left="2.646cm" fo:margin-top="0cm" fo:margin-bottom="0cm" style:contextual-spacing="false" fo:line-height="100%" fo:text-align="justify" style:justify-single-word="false" fo:orphans="0" fo:widows="0" fo:hyphenation-ladder-count="no-limit" fo:hyphenation-keep="auto" loext:hyphenation-keep-type="column" fo:text-indent="0.706cm" style:auto-text-indent="false" style:text-autospace="none">
        <style:tab-stops/>
      </style:paragraph-properties>
      <style:text-properties style:font-name="Times New Roman" fo:font-family="'Times New Roman'" style:font-family-generic="roman" style:font-pitch="variable" fo:font-size="9pt" fo:font-style="italic" style:font-size-asian="9pt" style:font-style-asian="italic" style:font-size-complex="9pt" style:font-style-complex="italic" fo:hyphenate="false" loext:hyphenation-no-caps="false" loext:hyphenation-no-last-word="false" loext:hyphenation-word-char-count="no-limit" loext:hyphenation-zone="no-limit"/>
    </style:style>
    <style:style style:name="FootNote_20_Stanza" style:display-name="FootNote Stanza" style:family="paragraph" style:next-style-name="Обычный">
      <style:paragraph-properties fo:margin-left="0.882cm" fo:margin-right="1.058cm" fo:margin-top="0cm" fo:margin-bottom="0cm" style:contextual-spacing="false" fo:line-height="100%" fo:orphans="0" fo:widows="0" fo:hyphenation-ladder-count="no-limit" fo:hyphenation-keep="auto" loext:hyphenation-keep-type="column" style:text-autospace="none">
        <style:tab-stops/>
      </style:paragraph-properties>
      <style:text-properties style:font-name="Times New Roman" fo:font-family="'Times New Roman'" style:font-family-generic="roman" style:font-pitch="variable" fo:font-size="9pt" style:font-size-asian="9pt" style:font-size-complex="9pt" fo:hyphenate="false" loext:hyphenation-no-caps="false" loext:hyphenation-no-last-word="false" loext:hyphenation-word-char-count="no-limit" loext:hyphenation-zone="no-limit"/>
    </style:style>
    <style:style style:name="FootNote_20_Cite" style:display-name="FootNote Cite" style:family="paragraph" style:next-style-name="Обычный">
      <style:paragraph-properties fo:margin-left="0.529cm" fo:margin-right="1.058cm" fo:margin-top="0cm" fo:margin-bottom="0cm" style:contextual-spacing="false" fo:line-height="100%" fo:text-align="justify" style:justify-single-word="false" fo:orphans="0" fo:widows="0" fo:hyphenation-ladder-count="no-limit" fo:hyphenation-keep="auto" loext:hyphenation-keep-type="column" style:text-autospace="none">
        <style:tab-stops/>
      </style:paragraph-properties>
      <style:text-properties style:font-name="Times New Roman" fo:font-family="'Times New Roman'" style:font-family-generic="roman" style:font-pitch="variable" fo:font-size="9pt" style:font-size-asian="9pt" style:font-size-complex="9pt" fo:hyphenate="false" loext:hyphenation-no-caps="false" loext:hyphenation-no-last-word="false" loext:hyphenation-word-char-count="no-limit" loext:hyphenation-zone="no-limit"/>
    </style:style>
    <style:style style:name="FootNote_20_Cite_20_Author" style:display-name="FootNote Cite Author" style:family="paragraph" style:next-style-name="Обычный">
      <style:paragraph-properties fo:margin-left="0.617cm" fo:margin-right="1.058cm" fo:margin-top="0cm" fo:margin-bottom="0cm" style:contextual-spacing="false" fo:line-height="100%" fo:text-align="justify" style:justify-single-word="false" fo:orphans="0" fo:widows="0" fo:hyphenation-ladder-count="no-limit" fo:hyphenation-keep="auto" loext:hyphenation-keep-type="column" style:text-autospace="none">
        <style:tab-stops/>
      </style:paragraph-properties>
      <style:text-properties style:font-name="Times New Roman" fo:font-family="'Times New Roman'" style:font-family-generic="roman" style:font-pitch="variable" fo:font-size="9pt" fo:font-style="italic" fo:font-weight="bold" style:font-size-asian="9pt" style:font-style-asian="italic" style:font-weight-asian="bold" style:font-size-complex="9pt" style:font-style-complex="italic" style:font-weight-complex="bold" fo:hyphenate="false" loext:hyphenation-no-caps="false" loext:hyphenation-no-last-word="false" loext:hyphenation-word-char-count="no-limit" loext:hyphenation-zone="no-limit"/>
    </style:style>
    <style:style style:name="FootNote_20_Poem_20_Title" style:display-name="FootNote Poem Title" style:family="paragraph" style:next-style-name="Обычный">
      <style:paragraph-properties fo:margin-left="3.528cm" fo:margin-right="1.058cm" fo:margin-top="0.021cm" fo:margin-bottom="0cm" style:contextual-spacing="false" fo:line-height="100%" fo:orphans="0" fo:widows="0" fo:hyphenation-ladder-count="no-limit" fo:hyphenation-keep="auto" loext:hyphenation-keep-type="column" style:text-autospace="none">
        <style:tab-stops/>
      </style:paragraph-properties>
      <style:text-properties style:font-name="Times New Roman" fo:font-family="'Times New Roman'" style:font-family-generic="roman" style:font-pitch="variable"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Заголовок_20_2_20_Знак" style:display-name="Заголовок 2 Знак" style:family="text" style:parent-style-name="Основной_20_шрифт_20_абзаца">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Заголовок_20_3_20_Знак" style:display-name="Заголовок 3 Знак" style:family="text" style:parent-style-name="Основной_20_шрифт_20_абзаца">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font-weight="bold" style:font-weight-asian="bold" style:font-name-complex="Times New Roman" style:font-family-complex="'Times New Roman'" style:font-family-generic-complex="roman" style:font-pitch-complex="variable"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520$Build-2</meta:generator>
    <dc:title>Рудин</dc:title>
    <dc:description/>
    <dc:subject/>
    <meta:initial-creator>Иван Сергеевич Тургенев</meta:initial-creator>
    <meta:creation-date>2025-09-02T09:05:00Z</meta:creation-date>
    <dc:date>2026-02-19T19:55:11.482532168</dc:date>
    <meta:editing-cycles>5</meta:editing-cycles>
    <meta:editing-duration>PT2M3S</meta:editing-duration>
    <meta:document-statistic meta:table-count="0" meta:image-count="0" meta:object-count="0" meta:page-count="14" meta:paragraph-count="257" meta:word-count="7376" meta:character-count="46507" meta:non-whitespace-character-count="38986"/>
    <meta:template xlink:type="simple" xlink:actuate="onRequest" xlink:title="" xlink:href="Normal"/>
  </office:meta>
</office:document-meta>
</file>